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8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0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1" style:family="graphic" style:parent-style-name="standard">
      <style:graphic-properties draw:stroke="none" draw:fill="solid" draw:fill-color="#003c6b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gradient" draw:fill-gradient-name="Gradient_20_16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19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5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1" style:family="paragraph">
      <style:text-properties fo:font-family="'Adobe Gothic Std'" style:font-family-generic="swiss" style:font-pitch="variable" fo:font-size="72pt" style:font-size-asian="72pt" style:font-size-complex="72pt"/>
    </style:style>
    <style:style style:name="P2" style:family="paragraph">
      <style:text-properties fo:font-family="'Adobe Gothic Std'" style:font-style-name="B" style:font-family-generic="swiss" style:font-pitch="variable" fo:font-size="24pt" fo:font-weight="bold" style:font-size-asian="18pt" style:font-size-complex="18pt"/>
    </style:style>
    <style:style style:name="P3" style:family="paragraph">
      <style:text-properties fo:font-family="'Adobe Gothic Std'" style:font-family-generic="swiss" style:font-pitch="variable" fo:font-size="40pt" style:font-size-asian="40pt" style:font-size-complex="40pt"/>
    </style:style>
    <style:style style:name="P4" style:family="paragraph">
      <style:text-properties style:font-size-asian="20pt"/>
    </style:style>
    <style:style style:name="P5" style:family="paragraph">
      <style:text-properties fo:font-family="'Adobe Gothic Std'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family="'Adobe Gothic Std'" style:font-family-generic="swiss" style:font-pitch="variable" fo:font-size="18pt"/>
    </style:style>
    <style:style style:name="P8" style:family="paragraph">
      <style:text-properties fo:font-family="'Adobe Gothic Std'" style:font-family-generic="swiss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'Adobe Gothic Std'" style:font-family-generic="swiss" style:font-pitch="variable"/>
    </style:style>
    <style:style style:name="P10" style:family="paragraph">
      <style:paragraph-properties fo:text-align="center"/>
      <style:text-properties fo:color="#000000" fo:font-family="'Adobe Gothic Std'" style:font-family-generic="swiss" style:font-pitch="variable"/>
    </style:style>
    <style:style style:name="P11" style:family="paragraph">
      <style:paragraph-properties fo:text-align="center"/>
      <style:text-properties fo:color="#000000" fo:font-family="'Adobe Gothic Std'" style:font-family-generic="swiss" style:font-pitch="variable" fo:font-size="28pt" style:font-size-asian="28pt" style:font-size-complex="28pt"/>
    </style:style>
    <style:style style:name="P12" style:family="paragraph">
      <style:paragraph-properties fo:text-align="center"/>
      <style:text-properties fo:color="#000000"/>
    </style:style>
    <style:style style:name="P13" style:family="paragraph">
      <style:paragraph-properties fo:text-align="center"/>
      <style:text-properties fo:color="#000000" fo:font-family="'Adobe Gothic Std'" style:font-family-generic="swiss" style:font-pitch="variable" fo:font-size="18pt"/>
    </style:style>
    <style:style style:name="P14" style:family="paragraph">
      <style:paragraph-properties fo:text-align="center"/>
      <style:text-properties fo:color="#000000" fo:font-family="'Adobe Gothic Std'" style:font-family-generic="swiss" style:font-pitch="variable" fo:font-size="14pt" style:font-size-asian="14pt" style:font-size-complex="14pt"/>
    </style:style>
    <style:style style:name="T1" style:family="text">
      <style:text-properties fo:font-family="'Adobe Gothic Std'" style:font-family-generic="swiss" style:font-pitch="variable" fo:font-size="72pt" style:font-size-asian="72pt" style:font-size-complex="72pt"/>
    </style:style>
    <style:style style:name="T2" style:family="text">
      <style:text-properties fo:font-family="'Adobe Gothic Std'" style:font-style-name="B" style:font-family-generic="swiss" style:font-pitch="variable" fo:font-size="24pt" fo:font-weight="bold" style:font-size-asian="18pt" style:font-size-complex="18pt"/>
    </style:style>
    <style:style style:name="T3" style:family="text">
      <style:text-properties fo:font-family="'Adobe Gothic Std'" style:font-family-generic="swiss" style:font-pitch="variable" fo:font-size="40pt" style:font-size-asian="40pt" style:font-size-complex="40pt"/>
    </style:style>
    <style:style style:name="T4" style:family="text">
      <style:text-properties fo:font-family="'Adobe Gothic Std'" style:font-family-generic="swiss" style:font-pitch="variable" fo:font-size="24pt" style:font-size-asian="24pt" style:font-size-complex="24pt"/>
    </style:style>
    <style:style style:name="T5" style:family="text">
      <style:text-properties fo:font-family="'Adobe Gothic Std'" style:font-family-generic="swiss" style:font-pitch="variable" fo:font-size="18pt"/>
    </style:style>
    <style:style style:name="T6" style:family="text">
      <style:text-properties fo:font-family="'Adobe Gothic Std'" style:font-family-generic="swiss" style:font-pitch="variable"/>
    </style:style>
    <style:style style:name="T7" style:family="text">
      <style:text-properties fo:color="#000000" fo:font-family="'Adobe Gothic Std'" style:font-family-generic="swiss" style:font-pitch="variable"/>
    </style:style>
    <style:style style:name="T8" style:family="text">
      <style:text-properties fo:color="#000000" fo:font-family="'Adobe Gothic Std'" style:font-family-generic="swiss" style:font-pitch="variable" fo:font-size="28pt" style:font-size-asian="28pt" style:font-size-complex="28pt"/>
    </style:style>
    <style:style style:name="T9" style:family="text">
      <style:text-properties fo:color="#000000" fo:font-family="'Adobe Gothic Std'" style:font-family-generic="swiss" style:font-pitch="variable" fo:font-size="18pt"/>
    </style:style>
    <style:style style:name="T10" style:family="text">
      <style:text-properties fo:color="#000000" fo:font-family="'Adobe Gothic Std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draw:style-name="gr1" draw:text-style-name="P1" draw:layer="layout" svg:width="18.481cm" svg:height="2.8cm" svg:x="3.119cm" svg:y="3cm">
          <draw:text-box>
            <text:p><text:span text:style-name="T1">tEXT-iNSERTEr</text:span></text:p>
          </draw:text-box>
        </draw:frame>
        <draw:frame draw:style-name="gr2" draw:text-style-name="P2" draw:layer="layout" svg:width="20.5cm" svg:height="1.3cm" svg:x="1.693cm" svg:y="17.107cm">
          <draw:text-box>
            <text:p><text:span text:style-name="T2">Github : https://github.com/lilca/tEXT-iNSERTEr</text:span></text:p>
          </draw:text-box>
        </draw:frame>
        <draw:frame draw:style-name="gr3" draw:text-style-name="P2" draw:layer="layout" svg:width="20.5cm" svg:height="1.2cm" svg:x="1.7cm" svg:y="15.8cm">
          <draw:text-box>
            <text:p><text:span text:style-name="T2">Masayuki Ise</text:span></text:p>
          </draw:text-box>
        </draw:frame>
        <draw:frame draw:style-name="gr4" draw:text-style-name="P3" draw:layer="layout" svg:width="18.6cm" svg:height="5.437cm" svg:x="7cm" svg:y="7.773cm">
          <draw:text-box>
            <text:p><text:span text:style-name="T3">〜 </text:span><text:span text:style-name="T3">is the tools for inserting the reference files at various format </text:span><text:span text:style-name="T3">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draw:style-name="gr6" draw:text-style-name="P1" draw:layer="layout" svg:width="25.4cm" svg:height="3.171cm" svg:x="1.2cm" svg:y="1.229cm">
          <draw:text-box>
            <text:p><text:span text:style-name="T1">Features</text:span></text:p>
          </draw:text-box>
        </draw:frame>
        <draw:frame draw:style-name="gr7" draw:text-style-name="P5" draw:layer="layout" svg:width="22.4cm" svg:height="6.756cm" svg:x="3cm" svg:y="5.54cm">
          <draw:text-box>
            <text:p><text:span text:style-name="T4">1. Inserting the external reference file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n various text file format.</text:span></text:p>
            <text:p><text:span text:style-name="T4"/></text:p>
            <text:p><text:span text:style-name="T4">2. Building dependency between the reference file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s Makefile.</text:span></text:p>
            <text:p><text:span text:style-name="T4"/></text:p>
            <text:p><text:span text:style-name="T4">3. Referencing shell script and configuration values.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custom-shape draw:style-name="gr8" draw:text-style-name="P6" draw:layer="layout" svg:width="23.598cm" svg:height="1.4cm" svg:x="2.2cm" svg:y="5.2cm">
          <text:p/>
          <draw:enhanced-geometry svg:viewBox="0 0 21600 21600" draw:path-stretchpoint-x="10800" draw:path-stretchpoint-y="10800" draw:text-areas="?f3 ?f4 ?f5 ?f6" draw:type="round-rectangle" draw:modifiers="4573.19400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25.4cm" svg:height="3.171cm" svg:x="1.2cm" svg:y="1.229cm">
          <draw:text-box>
            <text:p><text:span text:style-name="T1">How to reference</text:span></text:p>
          </draw:text-box>
        </draw:frame>
        <draw:frame draw:style-name="gr9" draw:text-style-name="P7" draw:layer="layout" svg:width="22.256cm" svg:height="0.9cm" svg:x="2.967cm" svg:y="5.5cm">
          <draw:text-box>
            <text:p><text:span text:style-name="T5">&lt;!--[tir:begin] ref="./ref.html" <text:s/>[tir:end]--&gt;</text:span></text:p>
          </draw:text-box>
        </draw:frame>
        <draw:custom-shape draw:style-name="gr8" draw:text-style-name="P6" draw:layer="layout" svg:width="23.598cm" svg:height="1.4cm" svg:x="2.2cm" svg:y="11.2cm">
          <text:p/>
          <draw:enhanced-geometry svg:viewBox="0 0 21600 21600" draw:path-stretchpoint-x="10800" draw:path-stretchpoint-y="10800" draw:text-areas="?f3 ?f4 ?f5 ?f6" draw:type="round-rectangle" draw:modifiers="4573.19400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22.256cm" svg:height="0.9cm" svg:x="2.967cm" svg:y="11.5cm">
          <draw:text-box>
            <text:p><text:span text:style-name="T5">/*[tir:begin] ref="./ref.css" <text:s/>[tir:end]*/</text:span></text:p>
          </draw:text-box>
        </draw:frame>
        <draw:custom-shape draw:style-name="gr8" draw:text-style-name="P6" draw:layer="layout" svg:width="23.598cm" svg:height="1.4cm" svg:x="2.201cm" svg:y="7.2cm">
          <text:p/>
          <draw:enhanced-geometry svg:viewBox="0 0 21600 21600" draw:path-stretchpoint-x="10800" draw:path-stretchpoint-y="10800" draw:text-areas="?f3 ?f4 ?f5 ?f6" draw:type="round-rectangle" draw:modifiers="4573.19400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22.255cm" svg:height="0.9cm" svg:x="2.968cm" svg:y="7.5cm">
          <draw:text-box>
            <text:p><text:span text:style-name="T5">#[tir:begin] ref="./ref.sh" <text:s/>[tir:end]#</text:span></text:p>
          </draw:text-box>
        </draw:frame>
        <draw:custom-shape draw:style-name="gr8" draw:text-style-name="P6" draw:layer="layout" svg:width="23.598cm" svg:height="1.4cm" svg:x="2.202cm" svg:y="9.2cm">
          <text:p/>
          <draw:enhanced-geometry svg:viewBox="0 0 21600 21600" draw:path-stretchpoint-x="10800" draw:path-stretchpoint-y="10800" draw:text-areas="?f3 ?f4 ?f5 ?f6" draw:type="round-rectangle" draw:modifiers="4573.19400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22.255cm" svg:height="0.9cm" svg:x="2.969cm" svg:y="9.5cm">
          <draw:text-box>
            <text:p><text:span text:style-name="T5">;[tir:begin] ref="./ref.sh" <text:s/>[tir:end];</text:span></text:p>
          </draw:text-box>
        </draw:frame>
        <draw:frame draw:style-name="gr10" draw:text-style-name="P8" draw:layer="layout" svg:width="24cm" svg:height="2.4cm" svg:x="2.4cm" svg:y="14.6cm">
          <draw:text-box>
            <text:p><text:span text:style-name="T4">Begin-word &amp; end-word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y your configuration can be changed.</text:span></text:p>
          </draw:text-box>
        </draw:frame>
        <draw:custom-shape draw:style-name="gr11" draw:text-style-name="P9" draw:layer="layout" svg:width="8.998cm" svg:height="1.4cm" svg:x="16.4cm" svg:y="5.2cm">
          <text:p text:style-name="P6"><text:span text:style-name="T6">On .html &amp; .htm &amp; .xm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329.16990776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8.998cm" svg:height="1.4cm" svg:x="16.401cm" svg:y="7.2cm">
          <text:p text:style-name="P6"><text:span text:style-name="T6">On .sh &amp; .r &amp; .rb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329.16990776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8.998cm" svg:height="1.4cm" svg:x="16.402cm" svg:y="11.2cm">
          <text:p text:style-name="P6"><text:span text:style-name="T6">On the oth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329.16990776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8.998cm" svg:height="1.4cm" svg:x="16.403cm" svg:y="9.2cm">
          <text:p text:style-name="P6"><text:span text:style-name="T6">On .cf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329.16990776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0">
        <office:forms form:automatic-focus="false" form:apply-design-mode="false"/>
        <draw:custom-shape draw:style-name="gr13" draw:text-style-name="P6" draw:layer="layout" svg:width="26.6cm" svg:height="11.6cm" svg:x="0.7cm" svg:y="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" draw:id="id1" draw:layer="layout" svg:width="9cm" svg:height="3.2cm" svg:x="1.3cm" svg:y="11.2cm">
          <text:p text:style-name="P6"><text:span text:style-name="T7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4" draw:id="id4" draw:layer="layout" svg:width="9cm" svg:height="3.2cm" svg:x="9.5cm" svg:y="5.5cm">
          <text:p text:style-name="P6"><text:span text:style-name="T7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3" draw:id="id3" draw:layer="layout" svg:width="9cm" svg:height="3.2cm" svg:x="17.7cm" svg:y="11.2cm">
          <text:p text:style-name="P6"><text:span text:style-name="T7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2" draw:id="id2" draw:layer="layout" svg:width="5.4cm" svg:height="2.2cm" svg:x="11.3cm" svg:y="11.7cm">
          <text:p text:style-name="P6"><text:span text:style-name="T8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svg:x1="10.3cm" svg:y1="12.8cm" svg:x2="11.3cm" svg:y2="12.8cm" draw:start-shape="id1" draw:start-glue-point="1" draw:end-shape="id2" draw:end-glue-point="6" svg:d="M10300 12800h1000">
          <text:p/>
        </draw:connector>
        <draw:connector draw:style-name="gr17" draw:text-style-name="P12" draw:layer="layout" svg:x1="16.7cm" svg:y1="12.8cm" svg:x2="17.7cm" svg:y2="12.8cm" draw:start-shape="id2" draw:start-glue-point="10" draw:end-shape="id3" draw:end-glue-point="3" svg:d="M16700 12800h1000">
          <text:p/>
        </draw:connector>
        <draw:connector draw:style-name="gr17" draw:text-style-name="P12" draw:layer="layout" svg:x1="14cm" svg:y1="8.7cm" svg:x2="14cm" svg:y2="11.7cm" draw:start-shape="id4" draw:start-glue-point="2" draw:end-shape="id2" draw:end-glue-point="4" svg:d="M14000 8700v3000">
          <text:p/>
        </draw:connector>
        <draw:frame draw:style-name="gr18" draw:text-style-name="P10" draw:layer="layout" svg:width="4.4cm" svg:height="1.4cm" svg:x="13.5cm" svg:y="9.3cm">
          <draw:text-box>
            <text:p text:style-name="P6"><text:span text:style-name="T7">Reference</text:span></text:p>
          </draw:text-box>
        </draw:frame>
        <draw:frame draw:style-name="gr18" draw:text-style-name="P10" draw:layer="layout" svg:width="4.4cm" svg:height="1.4cm" svg:x="9.1cm" svg:y="13.5cm">
          <draw:text-box>
            <text:p text:style-name="P6"><text:span text:style-name="T7">Input</text:span></text:p>
          </draw:text-box>
        </draw:frame>
        <draw:frame draw:style-name="gr18" draw:text-style-name="P10" draw:layer="layout" svg:width="4.4cm" svg:height="1.4cm" svg:x="14.4cm" svg:y="13.5cm">
          <draw:text-box>
            <text:p text:style-name="P6"><text:span text:style-name="T7">Output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custom-shape draw:style-name="gr13" draw:text-style-name="P6" draw:layer="layout" svg:width="26.6cm" svg:height="11.6cm" svg:x="0.7cm" svg:y="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5" draw:id="id5" draw:layer="layout" svg:width="9cm" svg:height="3.2cm" svg:x="1.3cm" svg:y="6.7cm">
          <text:p text:style-name="P6"><text:span text:style-name="T7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svg:x1="10.3cm" svg:y1="8.3cm" svg:x2="11.6cm" svg:y2="10.2cm" draw:start-shape="id5" draw:start-glue-point="1" draw:end-shape="id6" draw:end-glue-point="6" svg:d="M10300 8300h650v1900h650">
          <text:p/>
        </draw:connector>
        <draw:frame draw:style-name="gr18" draw:text-style-name="P10" draw:layer="layout" svg:width="4.4cm" svg:height="1.4cm" svg:x="9.7cm" svg:y="11.1cm">
          <draw:text-box>
            <text:p text:style-name="P6"><text:span text:style-name="T7">Parse</text:span></text:p>
          </draw:text-box>
        </draw:frame>
        <draw:frame draw:style-name="gr18" draw:text-style-name="P10" draw:layer="layout" svg:width="4.4cm" svg:height="1.4cm" svg:x="14.6cm" svg:y="11.1cm">
          <draw:text-box>
            <text:p text:style-name="P6"><text:span text:style-name="T7">Output</text:span></text:p>
          </draw:text-box>
        </draw:frame>
        <draw:custom-shape draw:style-name="gr16" draw:text-style-name="P11" xml:id="id6" draw:id="id6" draw:layer="layout" svg:width="5.4cm" svg:height="2.2cm" svg:x="11.6cm" svg:y="9.1cm">
          <text:p text:style-name="P6"><text:span text:style-name="T8">t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7" draw:id="id7" draw:layer="layout" svg:width="9cm" svg:height="3.2cm" svg:x="1.3cm" svg:y="10.5cm">
          <text:p text:style-name="P6"><text:span text:style-name="T7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8" draw:id="id8" draw:layer="layout" svg:width="9cm" svg:height="3.2cm" svg:x="17.9cm" svg:y="8.6cm">
          <text:p text:style-name="P6"><text:span text:style-name="T7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svg:x1="10.3cm" svg:y1="12.1cm" svg:x2="11.6cm" svg:y2="10.2cm" draw:start-shape="id7" draw:start-glue-point="1" draw:end-shape="id6" draw:end-glue-point="6" svg:d="M10300 12100h650v-1900h650">
          <text:p/>
        </draw:connector>
        <draw:connector draw:style-name="gr17" draw:text-style-name="P12" draw:layer="layout" svg:x1="17cm" svg:y1="10.2cm" svg:x2="17.9cm" svg:y2="10.2cm" draw:start-shape="id6" draw:start-glue-point="10" draw:end-shape="id8" draw:end-glue-point="3" svg:d="M17000 10200h900">
          <text:p/>
        </draw:connector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custom-shape draw:style-name="gr13" draw:text-style-name="P12" draw:layer="layout" svg:width="26.6cm" svg:height="11.6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4" draw:id="id14" draw:layer="layout" svg:width="9cm" svg:height="1.8cm" svg:x="17.2cm" svg:y="9.9cm">
          <text:p text:style-name="P6"><text:span text:style-name="T9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6" draw:id="id16" draw:layer="layout" svg:width="9cm" svg:height="1.8cm" svg:x="17.4cm" svg:y="14.3cm">
          <text:p text:style-name="P6"><text:span text:style-name="T9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5.4cm" svg:height="2.2cm" svg:x="8.6cm" svg:y="7.8cm">
          <text:p text:style-name="P6"><text:span text:style-name="T8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4.4cm" svg:height="1.3cm" svg:x="10.2cm" svg:y="6.3cm">
          <draw:text-box>
            <text:p text:style-name="P6"><text:span text:style-name="T10">Reference</text:span></text:p>
          </draw:text-box>
        </draw:frame>
        <draw:frame draw:style-name="gr21" draw:text-style-name="P14" draw:layer="layout" svg:width="2.8cm" svg:height="1.093cm" svg:x="14.2cm" svg:y="7.807cm">
          <draw:text-box>
            <text:p text:style-name="P6"><text:span text:style-name="T10">Input</text:span></text:p>
          </draw:text-box>
        </draw:frame>
        <draw:frame draw:style-name="gr22" draw:text-style-name="P14" draw:layer="layout" svg:width="2.8cm" svg:height="1cm" svg:x="13.2cm" svg:y="9.5cm">
          <draw:text-box>
            <text:p text:style-name="P6"><text:span text:style-name="T10">Output</text:span></text:p>
          </draw:text-box>
        </draw:frame>
        <draw:custom-shape draw:style-name="gr15" draw:text-style-name="P13" xml:id="id12" draw:id="id12" draw:layer="layout" svg:width="9cm" svg:height="1.8cm" svg:x="17.2cm" svg:y="5.9cm">
          <text:p text:style-name="P6"><text:span text:style-name="T9">sub/hey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9" draw:id="id9" draw:layer="layout" svg:width="5.4cm" svg:height="2.2cm" svg:x="1.5cm" svg:y="10.3cm">
          <text:p text:style-name="P6"><text:span text:style-name="T8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7" draw:id="id17" draw:layer="layout" svg:width="9cm" svg:height="1.8cm" svg:x="1.2cm" svg:y="5.9cm">
          <text:p text:style-name="P6"><text:span text:style-name="T9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1" draw:id="id11" draw:layer="layout" svg:width="5.4cm" svg:height="2.2cm" svg:x="8.6cm" svg:y="12cm">
          <text:p text:style-name="P6"><text:span text:style-name="T8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3" draw:id="id13" draw:layer="layout" svg:width="9cm" svg:height="1.694cm" svg:x="17.2cm" svg:y="8.006cm">
          <text:p text:style-name="P6"><text:span text:style-name="T9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5" draw:id="id15" draw:layer="layout" svg:width="9cm" svg:height="1.7cm" svg:x="17.3cm" svg:y="12.2cm">
          <text:p text:style-name="P6"><text:span text:style-name="T9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svg:x1="6.9cm" svg:y1="11.4cm" svg:x2="8.6cm" svg:y2="8.9cm" draw:start-shape="id9" draw:start-glue-point="10" draw:end-shape="id10" draw:end-glue-point="6" svg:d="M6900 11400h850v-2500h850">
          <text:p/>
        </draw:connector>
        <draw:connector draw:style-name="gr17" draw:text-style-name="P12" draw:layer="layout" svg:x1="6.9cm" svg:y1="11.4cm" svg:x2="8.6cm" svg:y2="13.1cm" draw:start-shape="id9" draw:start-glue-point="10" draw:end-shape="id11" draw:end-glue-point="6" svg:d="M6900 11400h850v1700h850">
          <text:p/>
        </draw:connector>
        <draw:connector draw:style-name="gr17" draw:text-style-name="P12" draw:layer="layout" draw:type="line" svg:x1="17.2cm" svg:y1="6.8cm" svg:x2="11.3cm" svg:y2="7.8cm" draw:start-shape="id12" draw:start-glue-point="3" draw:end-shape="id10" draw:end-glue-point="4" svg:d="M17200 6800l-5900 1000">
          <text:p/>
        </draw:connector>
        <draw:connector draw:style-name="gr17" draw:text-style-name="P12" draw:layer="layout" draw:type="line" svg:x1="17.2cm" svg:y1="8.853cm" svg:x2="14cm" svg:y2="8.9cm" draw:start-shape="id13" draw:start-glue-point="3" draw:end-shape="id10" svg:d="M17200 8853l-3200 47">
          <text:p/>
        </draw:connector>
        <draw:connector draw:style-name="gr17" draw:text-style-name="P12" draw:layer="layout" draw:type="line" svg:x1="14cm" svg:y1="8.9cm" svg:x2="17.2cm" svg:y2="10.8cm" draw:start-shape="id10" draw:start-glue-point="10" draw:end-shape="id14" svg:d="M14000 8900l3200 1900">
          <text:p/>
        </draw:connector>
        <draw:connector draw:style-name="gr17" draw:text-style-name="P12" draw:layer="layout" draw:type="line" svg:x1="17.2cm" svg:y1="10.8cm" svg:x2="11.3cm" svg:y2="12cm" draw:start-shape="id14" draw:start-glue-point="3" draw:end-shape="id11" draw:end-glue-point="4" svg:d="M17200 10800l-5900 1200">
          <text:p/>
        </draw:connector>
        <draw:connector draw:style-name="gr17" draw:text-style-name="P12" draw:layer="layout" draw:type="line" svg:x1="17.3cm" svg:y1="13.05cm" svg:x2="14cm" svg:y2="13.1cm" draw:start-shape="id15" draw:start-glue-point="3" draw:end-shape="id11" svg:d="M17300 13050l-3300 50">
          <text:p/>
        </draw:connector>
        <draw:connector draw:style-name="gr17" draw:text-style-name="P12" draw:layer="layout" draw:type="line" svg:x1="14cm" svg:y1="13.1cm" svg:x2="17.4cm" svg:y2="15.2cm" draw:start-shape="id11" draw:end-shape="id16" svg:d="M14000 13100l3400 2100">
          <text:p/>
        </draw:connector>
        <draw:connector draw:style-name="gr17" draw:text-style-name="P12" draw:layer="layout" draw:type="line" svg:x1="5.7cm" svg:y1="7.7cm" svg:x2="4.2cm" svg:y2="10.3cm" draw:start-shape="id17" draw:start-glue-point="2" draw:end-shape="id9" draw:end-glue-point="4" svg:d="M5700 7700l-1500 2600">
          <text:p/>
        </draw:connector>
        <draw:frame draw:style-name="gr20" draw:text-style-name="P14" draw:layer="layout" svg:width="4.4cm" svg:height="1.3cm" svg:x="10.2cm" svg:y="10.5cm">
          <draw:text-box>
            <text:p text:style-name="P6"><text:span text:style-name="T10">Reference</text:span></text:p>
          </draw:text-box>
        </draw:frame>
        <draw:frame draw:style-name="gr21" draw:text-style-name="P14" draw:layer="layout" svg:width="2.8cm" svg:height="1.093cm" svg:x="14.2cm" svg:y="12.108cm">
          <draw:text-box>
            <text:p text:style-name="P6"><text:span text:style-name="T10">Input</text:span></text:p>
          </draw:text-box>
        </draw:frame>
        <draw:frame draw:style-name="gr22" draw:text-style-name="P14" draw:layer="layout" svg:width="2.8cm" svg:height="1cm" svg:x="13.2cm" svg:y="13.8cm">
          <draw:text-box>
            <text:p text:style-name="P6"><text:span text:style-name="T10">Output</text:span></text:p>
          </draw:text-box>
        </draw:frame>
        <draw:frame draw:style-name="gr22" draw:text-style-name="P14" draw:layer="layout" svg:width="4cm" svg:height="1cm" svg:x="1.4cm" svg:y="8.1cm">
          <draw:text-box>
            <text:p text:style-name="P6"><text:span text:style-name="T10">Dependence</text:span></text:p>
          </draw:text-box>
        </draw:frame>
        <draw:frame draw:style-name="gr22" draw:text-style-name="P14" draw:layer="layout" svg:width="4cm" svg:height="1cm" svg:x="6.8cm" svg:y="10.3cm">
          <draw:text-box>
            <text:p text:style-name="P6"><text:span text:style-name="T10">execute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3" draw:display-name="Gradient 13" draw:style="linear" draw:start-color="#ffffff" draw:end-color="#99ccff" draw:start-intensity="100%" draw:end-intensity="100%" draw:angle="0" draw:border="0%"/>
    <draw:gradient draw:name="Gradient_20_15" draw:display-name="Gradient 15" draw:style="linear" draw:start-color="#ffffff" draw:end-color="#f2a0a1" draw:start-intensity="100%" draw:end-intensity="100%" draw:angle="0" draw:border="0%"/>
    <draw:gradient draw:name="Gradient_20_16" draw:display-name="Gradient 16" draw:style="ellipsoid" draw:cx="50%" draw:cy="50%" draw:start-color="#e6e6e6" draw:end-color="#999999" draw:start-intensity="100%" draw:end-intensity="100%" draw:angle="0" draw:border="0%"/>
    <draw:gradient draw:name="Gradient_20_17" draw:display-name="Gradient 17" draw:style="linear" draw:start-color="#ffffff" draw:end-color="#c8ffc8" draw:start-intensity="100%" draw:end-intensity="100%" draw:angle="0" draw:border="0%"/>
    <draw:gradient draw:name="Gradient_20_19" draw:display-name="Gradient 19" draw:style="rectangular" draw:cx="50%" draw:cy="50%" draw:start-color="#eb613d" draw:end-color="#ff9966" draw:start-intensity="100%" draw:end-intensity="100%" draw:angle="450" draw:border="0%"/>
    <draw:gradient draw:name="Gradient_20_20" draw:display-name="Gradient 20" draw:style="linear" draw:start-color="#ff950e" draw:end-color="#ff420e" draw:start-intensity="100%" draw:end-intensity="100%" draw:angle="0" draw:border="0%"/>
    <draw:gradient draw:name="Gradient_20_21" draw:display-name="Gradient 21" draw:style="linear" draw:start-color="#ff420e" draw:end-color="#ff950e" draw:start-intensity="100%" draw:end-intensity="100%" draw:angle="0" draw:border="0%"/>
    <draw:gradient draw:name="Gradient_20_8" draw:display-name="Gradient 8" draw:style="axial" draw:start-color="#ff950e" draw:end-color="#ff420e" draw:start-intensity="100%" draw:end-intensity="100%" draw:angle="15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03661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66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661" draw:fill-image-width="0cm" draw:fill-image-height="0cm"/>
    </style:style>
    <style:style style:name="Mdp2" style:family="drawing-page">
      <style:drawing-page-properties draw:background-size="border" draw:fill="solid" draw:fill-color="#00366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gradient" draw:fill-color="#f2a0a1" draw:fill-gradient-name="Gradient_20_19" draw:textarea-vertical-align="middl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gradient" draw:fill-gradient-name="Gradient_20_21" draw:textarea-vertical-align="middle" draw:auto-grow-height="false" fo:min-height="0cm" fo:min-width="0cm"/>
    </style:style>
    <style:style style:name="Mpr3" style:family="presentation" style:parent-style-name="標準-backgroundobjects">
      <style:graphic-properties draw:stroke="none" draw:fill="gradient" draw:fill-gradient-name="Gradient_20_20" draw:textarea-vertical-align="middle" draw:auto-grow-height="false" fo:min-height="0cm" fo:min-width="0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draw:custom-shape presentation:style-name="Mpr2" draw:text-style-name="MP4" draw:layer="backgroundobjects" svg:width="28cm" svg:height="5.6cm" svg:x="0cm" svg:y="0cm">
        <text:p/>
        <draw:enhanced-geometry svg:viewBox="0 0 21600 21600" draw:glue-points="?f6 10800 10800 21600 ?f5 10800 10800 0" draw:text-areas="?f3 ?f3 ?f4 ?f4" draw:type="trapezoid" draw:modifiers="5400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draw:custom-shape presentation:style-name="Mpr3" draw:text-style-name="MP4" draw:layer="backgroundobjects" svg:width="28cm" svg:height="13cm" svg:x="0.001cm" svg:y="5.4cm">
        <text:p/>
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draw:rect draw:style-name="Mgr4" draw:text-style-name="MP4" draw:layer="backgroundobjects" svg:width="28cm" svg:height="3.4cm" svg:x="0cm" svg:y="1cm">
        <text:p/>
      </draw:rect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1T11:41:35</meta:creation-date>
    <meta:editing-duration>PT8H51M47S</meta:editing-duration>
    <meta:editing-cycles>18</meta:editing-cycles>
    <dc:date>2015-03-13T20:38:13</dc:date>
    <meta:generator>OpenOffice/4.1.1$Unix OpenOffice.org_project/411m6$Build-9775</meta:generator>
    <meta:document-statistic meta:object-count="112"/>
  </office:meta>
</office:document-meta>
</file>